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本书讲述了:主人公关旭是一名体育复读生,他在体育考试备考中十分的努力,但是文化课成绩经常不及格;主人安岷一是一名学霸美术复读生,但他体育成绩欠佳.一次偶然的机会,在老师的引荐下体育生关旭认识了学霸美术复读生安岷一,老师提议他们可以互相帮助,弥补对方的短板.在一段时间的互相帮助下,他们的短板得到了极大的提升,最终考上心仪的学校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3:26:06.553000000</dc:date>
    <meta:editing-duration>PT4S</meta:editing-duration>
    <meta:editing-cycles>1</meta:editing-cycles>
    <meta:document-statistic meta:table-count="0" meta:image-count="0" meta:object-count="0" meta:page-count="1" meta:paragraph-count="1" meta:word-count="163" meta:character-count="164" meta:non-whitespace-character-count="163"/>
    <meta:generator>LibreOffice/7.3.7.2$Windows_X86_64 LibreOffice_project/e114eadc50a9ff8d8c8a0567d6da8f454beeb84f</meta:generator>
  </office:meta>
</office:document-meta>
</file>